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8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Regel</text:p>
          </table:table-cell>
          <table:table-cell table:style-name="ce1" office:value-type="string">
            <text:p>Obj</text:p>
          </table:table-cell>
          <table:table-cell table:style-name="ce1" office:value-type="string">
            <text:p>I-term</text:p>
          </table:table-cell>
          <table:table-cell table:style-name="ce1" office:value-type="string">
            <text:p>E-term</text:p>
          </table:table-cell>
        </table:table-row>
        <table:table-row table:style-name="ro1">
          <table:table-cell office:value-type="string">
            <text:p>e-</text:p>
          </table:table-cell>
          <table:table-cell office:value-type="string">
            <text:p>Typ</text:p>
          </table:table-cell>
          <table:table-cell office:value-type="string">
            <text:p>VTyp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Vagn</text:p>
          </table:table-cell>
          <table:table-cell office:value-type="string">
            <text:p>VagnNr</text:p>
          </table:table-cell>
          <table:table-cell office:value-type="string">
            <text:p>Rök, +VTyp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tapp</text:p>
          </table:table-cell>
          <table:table-cell office:value-type="string">
            <text:p>EtappNr</text:p>
          </table:table-cell>
          <table:table-cell office:value-type="string">
            <text:p>Pris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abatt</text:p>
          </table:table-cell>
          <table:table-cell office:value-type="string">
            <text:p>RabattID</text:p>
          </table:table-cell>
          <table:table-cell office:value-type="string">
            <text:p>RPris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ation</text:p>
          </table:table-cell>
          <table:table-cell office:value-type="string">
            <text:p>SNamn</text:p>
          </table:table-cell>
          <table:table-cell office:value-type="string">
            <text:p>Adress, Tfn, osv..</text:p>
          </table:table-cell>
        </table:table-row>
        <table:table-row table:style-name="ro1">
          <table:table-cell/>
          <table:table-cell office:value-type="string">
            <text:p>Datum</text:p>
          </table:table-cell>
          <table:table-cell office:value-type="string">
            <text:p>Tid</text:p>
          </table:table-cell>
          <table:table-cell/>
        </table:table-row>
        <table:table-row table:style-name="ro1">
          <table:table-cell office:value-type="string">
            <text:p>e+</text:p>
          </table:table-cell>
          <table:table-cell office:value-type="string">
            <text:p>Biljett</text:p>
          </table:table-cell>
          <table:table-cell office:value-type="string">
            <text:p>BiljettID</text:p>
          </table:table-cell>
          <table:table-cell office:value-type="string">
            <text:p>, +Pnr</text:p>
          </table:table-cell>
        </table:table-row>
        <table:table-row table:style-name="ro1">
          <table:table-cell/>
          <table:table-cell office:value-type="string">
            <text:p>Passagerare</text:p>
          </table:table-cell>
          <table:table-cell office:value-type="string">
            <text:p>Pnr</text:p>
          </table:table-cell>
          <table:table-cell/>
        </table:table-row>
        <table:table-row table:style-name="ro1">
          <table:table-cell/>
          <table:table-cell office:value-type="string">
            <text:p>Linje</text:p>
          </table:table-cell>
          <table:table-cell office:value-type="string">
            <text:p>LinjeN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egel</text:p>
          </table:table-cell>
          <table:table-cell table:style-name="ce1" office:value-type="string">
            <text:p>Samband</text:p>
          </table:table-cell>
          <table:table-cell table:style-name="ce1" office:value-type="string">
            <text:p>I-term</text:p>
          </table:table-cell>
          <table:table-cell table:style-name="ce1" office:value-type="string">
            <text:p>E-term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Resa</text:p>
          </table:table-cell>
          <table:table-cell office:value-type="string">
            <text:p>BiljettID, EtappNr, Tid</text:p>
          </table:table-cell>
          <table:table-cell/>
        </table:table-row>
        <table:table-row table:style-name="ro1">
          <table:table-cell office:value-type="string">
            <text:p>e-</text:p>
          </table:table-cell>
          <table:table-cell office:value-type="string">
            <text:p>Vagntyp</text:p>
          </table:table-cell>
          <table:table-cell office:value-type="string">
            <text:p>VagnNr, VTyp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Start</text:p>
          </table:table-cell>
          <table:table-cell office:value-type="string">
            <text:p>EtappNr, SNamn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Slut</text:p>
          </table:table-cell>
          <table:table-cell office:value-type="string">
            <text:p>EtappNr, SNamn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Erbjudande</text:p>
          </table:table-cell>
          <table:table-cell office:value-type="string">
            <text:p>RabattID, EtappNr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Linjetillhörighet</text:p>
          </table:table-cell>
          <table:table-cell office:value-type="string">
            <text:p>SNamn, LinjeNr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Vagnbokning</text:p>
          </table:table-cell>
          <table:table-cell office:value-type="string">
            <text:p>VagnNr, BiljettI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Köp</text:p>
          </table:table-cell>
          <table:table-cell office:value-type="string">
            <text:p>Pnr, BiljettID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Bokad</text:p>
          </table:table-cell>
          <table:table-cell office:value-type="string">
            <text:p>PlatsNr, VagnNr, BiljettID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09/21/2010</text:date>, <text:time>15:0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21T14:50:29</meta:creation-date>
    <dc:date>2010-09-21T15:02:44</dc:date>
    <meta:editing-duration>PT00H12M17S</meta:editing-duration>
    <meta:editing-cycles>1</meta:editing-cycles>
    <meta:document-statistic meta:table-count="3" meta:cell-count="64" meta:object-count="0"/>
    <meta:generator>OpenOffice.org/3.0$Linux OpenOffice.org_project/300m15$Build-9379</meta:generator>
  </office:meta>
</office:document-meta>
</file>